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200%" fo:text-align="center" style:justify-single-word="false"/>
      <style:text-properties style:font-name="Liberation Sans" fo:font-size="12pt" fo:font-weight="bold" officeooo:rsid="0002bf70" officeooo:paragraph-rsid="0002bf70" style:font-size-asian="12pt" style:font-weight-asian="bold" style:font-size-complex="12pt" style:font-weight-complex="bold"/>
    </style:style>
    <style:style style:name="P2" style:family="paragraph" style:parent-style-name="Preformatted_20_Text" style:list-style-name="L1">
      <style:paragraph-properties fo:margin-top="0.1in" fo:margin-bottom="0.1in" loext:contextual-spacing="false" fo:line-height="150%" fo:text-align="justify" style:justify-single-word="false"/>
      <style:text-properties officeooo:paragraph-rsid="000466ea"/>
    </style:style>
    <style:style style:name="P3"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2bf70" officeooo:paragraph-rsid="0002bf70" style:font-size-asian="12pt" style:font-size-complex="12pt"/>
    </style:style>
    <style:style style:name="P4"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2bf70" officeooo:paragraph-rsid="000466ea" style:font-size-asian="12pt" style:font-size-complex="12pt"/>
    </style:style>
    <style:style style:name="P5"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3e52f" officeooo:paragraph-rsid="0003e52f" style:font-size-asian="12pt" style:font-size-complex="12pt"/>
    </style:style>
    <style:style style:name="P6"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466ea" officeooo:paragraph-rsid="000466ea" style:font-size-asian="12pt" style:font-size-complex="12pt"/>
    </style:style>
    <style:style style:name="P7"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57a2e" officeooo:paragraph-rsid="00057a2e" style:font-size-asian="12pt" style:font-size-complex="12pt"/>
    </style:style>
    <style:style style:name="P8"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687f3" officeooo:paragraph-rsid="000687f3" style:font-size-asian="12pt" style:font-size-complex="12pt"/>
    </style:style>
    <style:style style:name="P9" style:family="paragraph" style:parent-style-name="Preformatted_20_Text" style:list-style-name="L1">
      <style:paragraph-properties fo:margin-top="0.1in" fo:margin-bottom="0.1in" loext:contextual-spacing="false" fo:line-height="150%" fo:text-align="justify" style:justify-single-word="false"/>
      <style:text-properties style:font-name="Liberation Sans" fo:font-size="12pt" officeooo:rsid="000687f3" officeooo:paragraph-rsid="000713c8" style:font-size-asian="12pt" style:font-size-complex="12pt"/>
    </style:style>
    <style:style style:name="T1" style:family="text">
      <style:text-properties officeooo:rsid="0003e52f"/>
    </style:style>
    <style:style style:name="T2" style:family="text">
      <style:text-properties officeooo:rsid="000687f3"/>
    </style:style>
    <style:style style:name="T3" style:family="text">
      <style:text-properties style:font-name="Liberation Sans" fo:font-size="12pt" officeooo:rsid="0002bf70" style:font-size-asian="12pt" style:font-size-complex="12pt"/>
    </style:style>
    <style:style style:name="T4" style:family="text">
      <style:text-properties officeooo:rsid="000713c8"/>
    </style:style>
    <style:style style:name="T5" style:family="text">
      <style:text-properties officeooo:rsid="00075c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Finance Management Application:</text:p>
      <text:p text:style-name="P1">User Stories</text:p>
      <text:list xml:id="list2059713960" text:style-name="L1">
        <text:list-item>
          <text:p text:style-name="P2"><text:span text:style-name="T3">As a user who is concerned about how I spend my money, I want to record and track my expenses so that I never forget where I spent my money and what I spent it on. </text:span></text:p>
          <text:list>
            <text:list-item>
              <text:p text:style-name="P4"><text:span text:style-name="T1">As the same user, I want to be able to delete expenses so that I can correct wrongly entered expenses.</text:span></text:p>
            </text:list-item>
          </text:list>
        </text:list-item>
        <text:list-item>
          <text:p text:style-name="P7">As a user who is concerned about how much money I save every month, I want to save a certain portion of my monthly budget so that <text:s/>I can prepare for any unpredictable expenses. </text:p>
        </text:list-item>
        <text:list-item>
          <text:p text:style-name="P7">As a user who has multiple electronic devices, I want to be able to sign up, login, and save my data in the cloud, so that I can access my app from any one of my electronic devices that has access to the internet.</text:p>
        </text:list-item>
        <text:list-item>
          <text:p text:style-name="P7">As a user who has bills to pay, I want to be able to enter and track the details of recurring bills so that I don’t have to <text:span text:style-name="T5">enter the same details every month</text:span>. </text:p>
        </text:list-item>
        <text:list-item>
          <text:p text:style-name="P7">As a user who has bills to pay, <text:s/>I want to see alerts for upcoming due dates for bills so that I never forget to pay for a bill. </text:p>
        </text:list-item>
        <text:list-item>
          <text:p text:style-name="P7">As a user who has a hard time sorting through dozens of expenses, I want to be able to easily search for a specific expense on a specific date or of a specific value so that <text:span text:style-name="T2">I don’t have to waste time scrolling through lists of expenses.</text:span></text:p>
        </text:list-item>
        <text:list-item>
          <text:p text:style-name="P3">As a user who is concerned about how I spend my money, I want to to be able to enter my spending budget for a given month so that I can clearly see how much of my budget is left after I record an expense.</text:p>
          <text:list>
            <text:list-item>
              <text:p text:style-name="P5">As the same user, I want to be able to adjust my budget so that I can correct a wrongly entered budget. </text:p>
            </text:list-item>
            <text:list-item>
              <text:p text:style-name="P6">As the same user, I want to be able to categorize my expenses so that I can see how much I have spent on a specific category such as transportation or groceries. </text:p>
            </text:list-item>
            <text:list-item>
              <text:p text:style-name="P8"><text:soft-page-break/>As the same user, I want to be able to make my own categories with their own icons so that I am not limited by the categories defined by the web developers. </text:p>
            </text:list-item>
          </text:list>
        </text:list-item>
        <text:list-item>
          <text:p text:style-name="P4">As a user who is concerned about how I spend my money, I want to <text:span text:style-name="T1">see graphs of my budget and my expenses so that I can quickly and easily understand my financial situation.</text:span></text:p>
          <text:list>
            <text:list-item>
              <text:p text:style-name="P6">As the same user, I want to be able to see expenses split by categories so that I can get a quick snapshot for each category.</text:p>
            </text:list-item>
          </text:list>
        </text:list-item>
        <text:list-item>
          <text:p text:style-name="P9">As a user who has savings from previous months, I want money leftover in a budget to enter a separate <text:span text:style-name="T4">account instead of entering the next month’s budget so that changes to expenses or budgets of previous months doesn’t affect the budgets/expenses of the later months.</text:span></text:p>
          <text:list>
            <text:list-item>
              <text:p text:style-name="P9"><text:span text:style-name="T4">As the same user, I want to be able to take money from the savings fund to put in my budget so that my savings account is not exclusive from my future budgets. </text:span></text:p>
            </text:list-item>
          </text:list>
        </text:list-item>
        <text:list-item>
          <text:p text:style-name="P6">As a user who is concerned about the privacy of my data, I need the developers of this application to read through the guidelines set in GDPR and to ensure that none of my personal details are leaked or shared with online marketers so that I do not face a breach of my privacy.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02T16:53:15.582784650</dc:date>
    <meta:editing-duration>PT4M5S</meta:editing-duration>
    <meta:editing-cycles>2</meta:editing-cycles>
    <meta:generator>LibreOffice/6.0.7.3$Linux_X86_64 LibreOffice_project/00m0$Build-3</meta:generator>
    <meta:document-statistic meta:table-count="0" meta:image-count="0" meta:object-count="0" meta:page-count="2" meta:paragraph-count="18" meta:word-count="590" meta:character-count="2909" meta:non-whitespace-character-count="2342"/>
  </office:meta>
</office:document-meta>
</file>